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KacstDecorative" svg:font-family="Kacst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1461a" officeooo:paragraph-rsid="0001461a" style:font-size-asian="20pt" style:font-size-complex="20pt"/>
    </style:style>
    <style:style style:name="P2" style:family="paragraph" style:parent-style-name="Standard">
      <style:paragraph-properties fo:text-align="start" style:justify-single-word="false"/>
      <style:text-properties fo:font-variant="normal" fo:text-transform="none" fo:color="#000000" style:font-name="Helvetica Neue" fo:font-size="15pt" fo:letter-spacing="normal" fo:font-style="normal" fo:font-weight="normal" officeooo:rsid="0002eb62" officeooo:paragraph-rsid="0002eb62" style:font-size-asian="15pt" style:font-size-complex="15pt"/>
    </style:style>
    <style:style style:name="P3" style:family="paragraph" style:parent-style-name="Standard" style:list-style-name="L1">
      <style:paragraph-properties fo:text-align="start" style:justify-single-word="false"/>
      <style:text-properties fo:font-variant="normal" fo:text-transform="none" fo:color="#000000" style:font-name="Helvetica Neue" fo:font-size="15pt" fo:letter-spacing="normal" fo:font-style="normal" fo:font-weight="normal" officeooo:rsid="0002eb62" officeooo:paragraph-rsid="0002eb62" style:font-size-asian="15pt" style:font-size-complex="15pt"/>
    </style:style>
    <style:style style:name="P4" style:family="paragraph" style:parent-style-name="Standard">
      <style:paragraph-properties fo:text-align="center" style:justify-single-word="false"/>
      <style:text-properties fo:font-variant="normal" fo:text-transform="none" fo:color="#000000" style:font-name="Helvetica Neue" fo:font-size="15pt" fo:letter-spacing="normal" fo:font-style="normal" fo:font-weight="normal" officeooo:rsid="0002eb62" officeooo:paragraph-rsid="0001461a" style:font-size-asian="15pt" style:font-size-complex="15pt"/>
    </style:style>
    <style:style style:name="P5" style:family="paragraph" style:parent-style-name="Standard" style:list-style-name="L1">
      <style:paragraph-properties fo:text-align="start" style:justify-single-word="false"/>
      <style:text-properties fo:font-variant="normal" fo:text-transform="none" fo:color="#000000" style:font-name="Helvetica Neue" fo:font-size="15pt" fo:letter-spacing="normal" fo:font-style="normal" fo:font-weight="normal" officeooo:rsid="0005a069" officeooo:paragraph-rsid="0005a069" style:font-size-asian="15pt" style:font-size-complex="15pt"/>
    </style:style>
    <style:style style:name="P6" style:family="paragraph" style:parent-style-name="Standard">
      <style:paragraph-properties fo:text-align="center" style:justify-single-word="false"/>
      <style:text-properties fo:font-size="20pt" officeooo:rsid="0001461a" officeooo:paragraph-rsid="0001461a" style:font-size-asian="20pt" style:font-size-complex="20pt"/>
    </style:style>
    <style:style style:name="P7" style:family="paragraph" style:parent-style-name="Standard">
      <style:paragraph-properties fo:text-align="center" style:justify-single-word="false"/>
      <style:text-properties fo:font-size="20pt" officeooo:rsid="0003a9c5" officeooo:paragraph-rsid="0003a9c5" style:font-size-asian="20pt" style:font-size-complex="20pt"/>
    </style:style>
    <style:style style:name="P8" style:family="paragraph" style:parent-style-name="Standard">
      <style:paragraph-properties fo:text-align="start" style:justify-single-word="false"/>
      <style:text-properties style:font-name="KacstDecorative" fo:font-size="14pt" officeooo:rsid="0003a9c5" officeooo:paragraph-rsid="0003a9c5"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BVIEW</text:p>
      <text:p text:style-name="Standard"/>
      <text:p text:style-name="P8">Labview is systems engineering software for applications that require test, measurement and control with rapid access to hardware and data insights. Labview offers a graphical programming approach that helps you visualise every aspect of yout application including hardware configuration, measurement data and debugging. This visualisation makes it simple to integrate any measurement hardware, represent complex logic on the diagram, develop data analysis algorithms and design custom UIs. It simplifies the design of distributed test, measurement and control systems thus saving our time.</text:p>
      <text:p text:style-name="P1"/>
      <text:p text:style-name="P1"/>
      <text:p text:style-name="P1">Applications of Labview</text:p>
      <text:p text:style-name="P4"/>
      <text:p text:style-name="P4"/>
      <text:p text:style-name="P4"/>
      <text:list xml:id="list7227600101319517758" text:style-name="L1">
        <text:list-item>
          <text:p text:style-name="P3">Power quality monitering</text:p>
        </text:list-item>
        <text:list-item>
          <text:p text:style-name="P3">Machine control monitoring</text:p>
        </text:list-item>
        <text:list-item>
          <text:p text:style-name="P3">Commercial and industrial robotics</text:p>
        </text:list-item>
        <text:list-item>
          <text:p text:style-name="P3">Instrumentation control</text:p>
        </text:list-item>
        <text:list-item>
          <text:p text:style-name="P3">Device and component prototyping</text:p>
        </text:list-item>
        <text:list-item>
          <text:p text:style-name="P3">Machine condition monitoring</text:p>
        </text:list-item>
        <text:list-item>
          <text:p text:style-name="P3">UI design for instrumentation</text:p>
        </text:list-item>
        <text:list-item>
          <text:p text:style-name="P3">Embedded systems testing</text:p>
        </text:list-item>
        <text:list-item>
          <text:p text:style-name="P3">Industrial and commercial output generation systems</text:p>
        </text:list-item>
        <text:list-item>
          <text:p text:style-name="P3">Measurement of circuits and electronics</text:p>
        </text:list-item>
        <text:list-item>
          <text:p text:style-name="P3">Signal and image processing</text:p>
        </text:list-item>
        <text:list-item>
          <text:p text:style-name="P5">etc...</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KacstDecorative" svg:font-family="Kacst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20:41:15.146890139</meta:creation-date>
    <dc:date>2018-01-26T22:05:04.535567940</dc:date>
    <meta:editing-duration>PT21M18S</meta:editing-duration>
    <meta:editing-cycles>4</meta:editing-cycles>
    <meta:generator>LibreOffice/5.1.6.2$Linux_X86_64 LibreOffice_project/10m0$Build-2</meta:generator>
    <meta:document-statistic meta:table-count="0" meta:image-count="0" meta:object-count="0" meta:page-count="1" meta:paragraph-count="15" meta:word-count="140" meta:character-count="975" meta:non-whitespace-character-count="862"/>
  </office:meta>
</office:document-meta>
</file>